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de" fo:country="AT" fo:font-weight="bold" officeooo:rsid="00009cf4" officeooo:paragraph-rsid="00009cf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de" fo:country="AT" style:text-underline-style="solid" style:text-underline-width="auto" style:text-underline-color="font-color" fo:font-weight="normal" officeooo:rsid="00009cf4" officeooo:paragraph-rsid="00009cf4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de" fo:country="AT" style:text-underline-style="none" fo:font-weight="normal" officeooo:rsid="00009cf4" officeooo:paragraph-rsid="00009cf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de" fo:country="AT" style:text-underline-style="none" fo:font-weight="normal" officeooo:rsid="0001c4cb" officeooo:paragraph-rsid="0001c4c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de" fo:country="AT" style:text-underline-style="none" fo:font-weight="normal" officeooo:rsid="00038e04" officeooo:paragraph-rsid="00038e0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de" fo:country="AT" style:text-underline-style="none" fo:font-weight="normal" officeooo:rsid="00038e04" officeooo:paragraph-rsid="0003ad70" style:font-weight-asian="normal" style:font-weight-complex="normal"/>
    </style:style>
    <style:style style:name="T1" style:family="text">
      <style:text-properties officeooo:rsid="0003ad70"/>
    </style:style>
    <style:style style:name="T2" style:family="text">
      <style:text-properties officeooo:rsid="0004f1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chbarkeitsstudie</text:p>
      <text:p text:style-name="P2">Zusammenfassung</text:p>
      <text:p text:style-name="P2"/>
      <text:p text:style-name="P3">Erkenne von Weinfeldern anhand von Satellitenbildern. </text:p>
      <text:p text:style-name="P3">Erkennen von Rebenreihen im Weinfeld.</text:p>
      <text:p text:style-name="P3">Berechnung des Ertrags anhand von unterschiedlichen Bedingungen (Wetter, Region, Fläche, …)</text:p>
      <text:p text:style-name="P3">Integration in die Software Vinitor</text:p>
      <text:p text:style-name="P2"/>
      <text:p text:style-name="P2">Materialbedarf</text:p>
      <text:p text:style-name="P2"/>
      <text:p text:style-name="P4">Trainingsdaten von Weinfelder für die KI → Sollte von Vinitor zur Verfügung stehen</text:p>
      <text:p text:style-name="P4"/>
      <text:p text:style-name="P4"><text:a xlink:type="simple" xlink:href="https://machinelearningmastery.com/much-training-data-required-machine-learning/" text:style-name="Internet_20_link" text:visited-style-name="Visited_20_Internet_20_Link">https://machinelearningmastery.com/much-training-data-required-machine-learning/</text:a></text:p>
      <text:p text:style-name="P4">https://machinelearning-blog.de/grundlagen/daten-kuenstliche-intelligenz/</text:p>
      <text:p text:style-name="P4"/>
      <text:p text:style-name="P2"/>
      <text:p text:style-name="P2">Arbeitsbedarf</text:p>
      <text:p text:style-name="P2"/>
      <text:p text:style-name="P4">38,5 * 5 = 192,5 Stunden pro Person</text:p>
      <text:p text:style-name="P2"/>
      <text:p text:style-name="P2">Umsetzungsweg</text:p>
      <text:p text:style-name="P2"/>
      <text:p text:style-name="P4">* Falls nicht ausreichent → Trainingsdaten sammeln</text:p>
      <text:p text:style-name="P4">* <text:span text:style-name="T2">Öffentlich zugängliche Sattelitenbilder finden</text:span></text:p>
      <text:p text:style-name="P4">* Python lernen</text:p>
      <text:p text:style-name="P4"><text:a xlink:type="simple" xlink:href="https://ki-kurs.asai.ac.at/app/home" text:style-name="Internet_20_link" text:visited-style-name="Visited_20_Internet_20_Link">https://ki-kurs.asai.ac.at/app/home</text:a></text:p>
      <text:p text:style-name="P5">Udemy</text:p>
      <text:p text:style-name="P5"/>
      <text:p text:style-name="P5"/>
      <text:p text:style-name="P5">* Daten vorbereiten und vorbearbeiten</text:p>
      <text:p text:style-name="P5">* Datenset aufteilen → Training, Testen, Validierug</text:p>
      <text:p text:style-name="P5">* <text:span text:style-name="T1">Modellieren, füttern des Algorythmus mit Daten</text:span> <text:span text:style-name="T1">(Superviced learning)</text:span></text:p>
      <text:p text:style-name="P5">* <text:span text:style-name="T1">Integration des Algorythmus</text:span></text:p>
      <text:p text:style-name="P6"><text:a xlink:type="simple" xlink:href="https://www.altexsoft.com/blog/datascience/machine-learning-project-structure-stages-roles-and-tools/" text:style-name="Internet_20_link" text:visited-style-name="Visited_20_Internet_20_Link">https://www.altexsoft.com/blog/datascience/machine-learning-project-structure-stages-roles-and-tools/</text:a></text:p>
      <text:p text:style-name="P2"/>
      <text:p text:style-name="P2">Beispiele</text:p>
      <text:p text:style-name="P2"/>
      <text:p text:style-name="P3"><text:a xlink:type="simple" xlink:href="https://deepsense.ai/satellite-images-semantic-segmentation-with-deep-learning/" text:style-name="Internet_20_link" text:visited-style-name="Visited_20_Internet_20_Link">https://deepsense.ai/satellite-images-semantic-segmentation-with-deep-learning/</text:a></text:p>
      <text:p text:style-name="P3"><text:a xlink:type="simple" xlink:href="https://viso.ai/deep-learning/object-detection/" text:style-name="Internet_20_link" text:visited-style-name="Visited_20_Internet_20_Link">https://viso.ai/deep-learning/object-detection/</text:a></text:p>
      <text:p text:style-name="P3"><text:a xlink:type="simple" xlink:href="https://machinelearningmastery.com/object-recognition-with-deep-learning/" text:style-name="Internet_20_link" text:visited-style-name="Visited_20_Internet_20_Link">https://machinelearningmastery.com/object-recognition-with-deep-learning/</text:a></text:p>
      <text:p text:style-name="P3"><text:a xlink:type="simple" xlink:href="http://marte.sid.inpe.br/col/sid.inpe.br/deise/1999/02.05.09.30/doc/T205.pdf" text:style-name="Internet_20_link" text:visited-style-name="Visited_20_Internet_20_Link">http://marte.sid.inpe.br/col/sid.inpe.br/deise/1999/02.05.09.30/doc/T205.pdf</text:a></text:p>
      <text:p text:style-name="P3"><text:a xlink:type="simple" xlink:href="https://www.sciencedirect.com/science/article/pii/S235197892030353X" text:style-name="Internet_20_link" text:visited-style-name="Visited_20_Internet_20_Link">https://www.sciencedirect.com/science/article/pii/S235197892030353X</text:a></text:p>
      <text:p text:style-name="P3">https://bdtechtalks.com/2021/06/21/object-detection-deep-learning/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8T09:41:03.335881434</meta:creation-date>
    <dc:date>2022-05-08T10:42:03.608565316</dc:date>
    <meta:editing-duration>PT20M18S</meta:editing-duration>
    <meta:editing-cycles>5</meta:editing-cycles>
    <meta:generator>LibreOffice/7.2.5.2$Linux_X86_64 LibreOffice_project/20$Build-2</meta:generator>
    <meta:document-statistic meta:table-count="0" meta:image-count="0" meta:object-count="0" meta:page-count="1" meta:paragraph-count="30" meta:word-count="105" meta:character-count="1418" meta:non-whitespace-character-count="1342"/>
  </office:meta>
</office:document-meta>
</file>